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list-style-name="L1">
      <style:paragraph-properties fo:text-align="start" style:justify-single-word="false"/>
      <style:text-properties fo:font-size="12pt" style:font-size-asian="12pt" style:font-size-complex="12pt"/>
    </style:style>
    <style:style style:name="P8" style:family="paragraph" style:parent-style-name="Standard" style:list-style-name="L2">
      <style:paragraph-properties fo:text-align="start" style:justify-single-word="false"/>
      <style:text-properties fo:font-size="12pt" style:font-size-asian="12pt" style:font-size-complex="12pt"/>
    </style:style>
    <style:style style:name="P9" style:family="paragraph" style:parent-style-name="Standard" style:list-style-name="L3">
      <style:paragraph-properties fo:text-align="start" style:justify-single-word="false"/>
      <style:text-properties fo:font-size="12pt" style:font-size-asian="12pt" style:font-size-complex="12pt"/>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20pt" style:font-size-asian="20pt" style:font-size-complex="20pt"/>
    </style:style>
    <style:style style:name="P12"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start" style:justify-single-word="false" fo:break-before="page"/>
      <style:text-properties fo:font-size="20pt" style:font-size-asian="20pt" style:font-size-complex="2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Graphics – Final Report</text:p>
      <text:p text:style-name="P1"/>
      <text:p text:style-name="P5">As the group leader of the graphics team with 7 members, I found that managing a team of 7 people to be the most challenging. <text:s/>Whenever an argument about how to build the program started, I found it took extremely long to settle any of the battles. <text:s/>Also having a large group of overachievers didn't help either, everyone has an idea and refuses to listen to anyone else. <text:s/></text:p>
      <text:p text:style-name="P5"/>
      <text:p text:style-name="P5">Having a group of overachievers made some things easy and others like planning sessions very difficult. Everyone wanted to do the fanciest thing possible, Everyone went home got something completely unplanned for done then demoed it to the rest of the group instead of what was planned for the regular meeting. <text:s/>Most of which couldn't be finished, and some of which gave false impressions to the other groups about how the project was going to be developed which caused problems later in development. <text:s/></text:p>
      <text:p text:style-name="P3"/>
      <text:p text:style-name="P4">What Got Developed</text:p>
      <text:p text:style-name="P5">Our original plan was to build a program which could support up to 8 players. <text:s/>After joining the game, a player may</text:p>
      <text:list xml:id="list308129028" text:style-name="L1">
        <text:list-item>
          <text:p text:style-name="P7">Upon entering the game the user is presented with a GUI</text:p>
        </text:list-item>
        <text:list-item>
          <text:p text:style-name="P7">Players would be able to chose from a wide array of player models</text:p>
        </text:list-item>
        <text:list-item>
          <text:p text:style-name="P7">Players can select a name and name color</text:p>
        </text:list-item>
      </text:list>
      <text:list xml:id="list1531762318" text:style-name="L2">
        <text:list-item>
          <text:p text:style-name="P8">Connect to a GUI Server</text:p>
        </text:list-item>
        <text:list-item>
          <text:p text:style-name="P8">Join a client lobby which contained game information</text:p>
        </text:list-item>
        <text:list-item>
          <text:p text:style-name="P8">Wait for host to start</text:p>
        </text:list-item>
        <text:list-item>
          <text:p text:style-name="P8">Once game started the server would generate a random map</text:p>
        </text:list-item>
        <text:list-item>
          <text:p text:style-name="P8">in-game the client can plant bombs</text:p>
        </text:list-item>
        <text:list-item>
          <text:p text:style-name="P8">bombs can explode in a + shape and each prong would be cut off at obstacles</text:p>
        </text:list-item>
        <text:list-item>
          <text:p text:style-name="P8">Players die when they touch the fire produced by a bomb</text:p>
        </text:list-item>
      </text:list>
      <text:p text:style-name="P5"/>
      <text:p text:style-name="P5">A linux theme was produced for this game which heavily emphasized tux the penguin. <text:s/>Alin also came up with a winter theme to compliment tux. <text:s/></text:p>
      <text:p text:style-name="P3"/>
      <text:p text:style-name="P4">What Never Saw the Light of Day</text:p>
      <text:p text:style-name="P5">Because we had so much experience with network programming and C++ programming we had a very good idea of what we were capable of and were able to implement most all of our ideas; however, not all of our ideas could be implemented the way we wanted but most of them were implemented. <text:s/></text:p>
      <text:p text:style-name="P5"/>
      <text:list xml:id="list2059990034" text:style-name="L3">
        <text:list-item>
          <text:p text:style-name="P9">Fire could not be implemented seperately from the map draw function. <text:s/>Instead it is drawn as the map is drawn. <text:s/>Whenever a fire square is loaded, an empty square is loaded first then fire drawn over top of it.</text:p>
        </text:list-item>
      </text:list>
      <text:p text:style-name="P5"/>
      <text:p text:style-name="P13">Commentary</text:p>
      <text:p text:style-name="P11"/>
      <text:p text:style-name="P5">I found that other groups were trying to underachieve because all of the overachievers were stuck on our group. <text:s/>This caused some very strange solutions to be presented which I fought and caused much delay in the project as a whole. <text:s/></text:p>
      <text:p text:style-name="P5"/>
      <text:p text:style-name="P5">Other groups fell behind during the last couple of days of the project and had to go all out at the end to catch up. <text:s/>I was worried that our code wouldn't work in the big test and grew impatient waiting for the other groups to have demo code. <text:s/>Other groups shocked me when they told me they built large sections of code without ever even compiling it late in the project. <text:s/>Other groups had to rebuild their code from scratch because of a switch from TCP to UDP. <text:s/>None of the other groups had commented or created any design work for any of their code then expected us to build it for them because we were done by then. <text:s/></text:p>
      <text:p text:style-name="P5"/>
      <text:p text:style-name="P12">Challenges</text:p>
      <text:p text:style-name="P10">Our only challenges came from building the menu, the map class, and a last minute error that was discovered during gameplay which would have threatened the project had we not solved it in time... <text:s/></text:p>
      <text:p text:style-name="P10"/>
      <text:p text:style-name="P10">The menu was a challenge simply because everyone wanted an extremely fancy menu... <text:s/>You will see what we mean when you play it. <text:s/>That got fully implemented.</text:p>
      <text:p text:style-name="P10"/>
      <text:p text:style-name="P10">The map class was a challenge because the people in charge of its development didn't test anything that they built before they claimed it was “almost done”. Two weeks later it was completed.</text:p>
      <text:p text:style-name="P10"/>
      <text:p text:style-name="P10">The last minute error that threatened the project was created by an old version of the player class which continuously reloaded image files without closing them or reusing them. <text:s/>When our player moves at 3 pixels a movement, we would end up loading over 1000 files into memory before the program would crash in a matter of seconds. <text:s/>This bug was quickly cru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ot</meta:initial-creator>
    <meta:creation-date>2009-04-15T19:24:18</meta:creation-date>
    <dc:date>2009-04-15T21:31:49</dc:date>
    <dc:creator>root</dc:creator>
    <meta:editing-duration>PT00H15M36S</meta:editing-duration>
    <meta:editing-cycles>2</meta:editing-cycles>
    <meta:generator>OpenOffice.org/3.0$Unix OpenOffice.org_project/300m15$Build-9379</meta:generator>
    <meta:document-statistic meta:table-count="0" meta:image-count="0" meta:object-count="0" meta:page-count="2" meta:paragraph-count="27" meta:word-count="729" meta:character-count="3965"/>
    <meta:user-defined meta:name="Info 1"/>
    <meta:user-defined meta:name="Info 2"/>
    <meta:user-defined meta:name="Info 3"/>
    <meta:user-defined meta:name="Info 4"/>
  </office:meta>
</office:document-meta>
</file>